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paragraph-properties fo:margin-bottom="0in"/>
    </style:style>
    <style:style style:name="T3" style:parent-style-name="DefaultParagraphFont" style:family="text">
      <style:text-properties fo:font-weight="bold" style:font-weight-asian="bold" style:font-weight-complex="bold"/>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Normal" style:family="paragraph">
      <style:paragraph-properties fo:margin-bottom="0in"/>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margin-bottom="0in"/>
    </style:style>
    <style:style style:name="T10" style:parent-style-name="DefaultParagraphFont" style:family="text">
      <style:text-properties fo:font-weight="bold" style:font-weight-asian="bold" style:font-weight-complex="bold"/>
    </style:style>
    <style:style style:name="P11" style:parent-style-name="Normal" style:family="paragraph">
      <style:paragraph-properties fo:margin-bottom="0in"/>
    </style:style>
    <style:style style:name="P12" style:parent-style-name="Normal" style:family="paragraph">
      <style:paragraph-properties fo:margin-bottom="0in"/>
      <style:text-properties fo:font-weight="bold" style:font-weight-asian="bold" style:font-weight-complex="bold"/>
    </style:style>
    <style:style style:name="P13" style:parent-style-name="Normal" style:family="paragraph">
      <style:paragraph-properties fo:margin-bottom="0in"/>
      <style:text-properties fo:font-weight="bold" style:font-weight-asian="bold" style:font-weight-complex="bold"/>
    </style:style>
    <style:style style:name="P14" style:parent-style-name="Normal" style:family="paragraph">
      <style:paragraph-properties fo:margin-bottom="0in"/>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Normal" style:family="paragraph">
      <style:text-properties fo:font-weight="bold" style:font-weight-asian="bold" style:font-weight-complex="bold" fo:language="en"/>
    </style:style>
    <style:style style:name="P43" style:parent-style-name="Normal" style:family="paragraph">
      <style:text-properties fo:font-weight="bold" style:font-weight-asian="bold" style:font-weight-complex="bold"/>
    </style:style>
    <style:style style:name="T44" style:parent-style-name="DefaultParagraphFont" style:family="text">
      <style:text-properties fo:language="en"/>
    </style:style>
    <style:style style:name="T45" style:parent-style-name="DefaultParagraphFont" style:family="text">
      <style:text-properties fo:language="en"/>
    </style:style>
  </office:automatic-styles>
  <office:body>
    <office:text text:use-soft-page-breaks="true">
      <text:p text:style-name="P1">Oktoberfest – Munich</text:p>
      <text:p text:style-name="P2"><text:span text:style-name="T3">Location:</text:span><text:s/>Theresienwiese, Munich</text:p>
      <text:p text:style-name="P4"><text:span text:style-name="T5">When:<text:s/></text:span>October<text:line-break/><text:span text:style-name="T6">Visitors:</text:span><text:s/>6+ million</text:p>
      <text:p text:style-name="P7"><text:span text:style-name="T8">Duration:</text:span><text:s/>16 Days</text:p>
      <text:p text:style-name="P9">Join the world’s biggest beer festival in Munich! Enjoy Bavarian beer, food, music, and culture across 16 festive days.<text:s/>Oktoberfest 2025 marks the 190th edition of the world’s largest beer festival.<text:s/><text:span text:style-name="T10">Book your Alpen Getaway taxi early – Oktoberfest fills up fast!</text:span></text:p>
      <text:p text:style-name="P11"/>
      <text:p text:style-name="P12">Munich Security Conference<text:s/></text:p>
      <text:p text:style-name="P13"/>
      <text:p text:style-name="P14"><text:span text:style-name="T15">Location:</text:span><text:s/>Hotel Bayerischer Hof, Munich, Germany<text:line-break/><text:span text:style-name="T16">When:</text:span><text:s/>February<text:s/><text:line-break/><text:span text:style-name="T17">Visitors:</text:span><text:s/>450+ global leaders and experts<text:line-break/><text:span text:style-name="T18">Duration:</text:span><text:s/>3 days</text:p>
      <text:p text:style-name="P19">The Munich Security Conference is the world’s leading forum for international peace and security, hosting top political and diplomatic figures.</text:p>
      <text:p text:style-name="P20">Book your Alpen Getaway taxi early – this high-profile event brings high demand!</text:p>
      <text:p text:style-name="P21"/>
      <text:p text:style-name="P22">IFAT <text:s/>Trade Fair Munich</text:p>
      <text:p text:style-name="Normal"><text:span text:style-name="T23">Location:</text:span><text:s/>Messe München<text:line-break/><text:span text:style-name="T24">When:</text:span><text:s/>May 4–8, 2026<text:line-break/><text:span text:style-name="T25">Visitors:</text:span><text:s/>100,000+<text:line-break/><text:span text:style-name="T26">Duration:</text:span><text:s/>5 days</text:p>
      <text:p text:style-name="Normal">The world’s leading trade fair for water, waste, and environment.<text:line-break/>A hub for green innovations and sustainable tech. Schedule your Alpen Getaway ride to explore eco-friendly ideas.</text:p>
      <text:p text:style-name="Normal"/>
      <text:p text:style-name="P27">F.RE.E – Travel and Leisure Fair</text:p>
      <text:p text:style-name="Normal"><text:span text:style-name="T28">Location:</text:span><text:s/>Messe München<text:line-break/><text:span text:style-name="T29">When:</text:span><text:s/>February 19–23, 2025<text:line-break/><text:span text:style-name="T30">Visitors:</text:span><text:s/>120,000+<text:line-break/><text:span text:style-name="T31">Duration:</text:span><text:s/>5 days</text:p>
      <text:p text:style-name="Normal">Germany’s largest travel fair for holidays, outdoor, and wellness.<text:line-break/>Find your next getaway<text:s/>while enjoying live demos and fun zones. Plan your Alpen Getaway ride and dive into vacation planning!</text:p>
      <text:p text:style-name="Normal"/>
      <text:soft-page-break/>
      <text:p text:style-name="P32">BMW International Open</text:p>
      <text:p text:style-name="Normal"><text:span text:style-name="T33">Where:</text:span><text:s/>Golfclub München Eichenried<text:line-break/><text:span text:style-name="T34">When:</text:span><text:s/>July 2–6, 2025<text:line-break/><text:span text:style-name="T35">Visitors:</text:span><text:s/>50,000+<text:line-break/><text:span text:style-name="T36">Duration:</text:span><text:s/>5 days</text:p>
      <text:p text:style-name="Normal">Germany’s top golf event on the DP World Tour, hosting global pros.<text:line-break/>Expect world-class competition, green fairways, and a relaxed vibe. Secure your Alpen Getaway ride early – it's a top summer draw!</text:p>
      <text:p text:style-name="Normal"/>
      <text:p text:style-name="Normal"/>
      <text:p text:style-name="P37">Bauma – Munich</text:p>
      <text:p text:style-name="Normal"><text:span text:style-name="T38">Location:</text:span><text:s/>Messe München, Munich<text:line-break/><text:span text:style-name="T39">When:</text:span><text:s/>April<text:s/><text:line-break/><text:span text:style-name="T40">Visitors:</text:span><text:s/>Approximately 600,000 from over 200 countries<text:line-break/><text:span text:style-name="T41">Duration:</text:span><text:s/>7 days</text:p>
      <text:p text:style-name="Normal"/>
      <text:p text:style-name="Normal">Bauma 2025 is the world's leading trade fair for construction machinery, building material machines, mining machines, construction vehicles, and construction equipment. Spanning over 614,000 m², the event showcases cutting-edge innovations and hosts 3,601 exhibitors from 57 nations. High demand for Munich taxi services and airport transfers during Bauma. Ensure seamless transportation for your clients by booking our premium services in advance.</text:p>
      <text:p text:style-name="Normal"/>
      <text:p text:style-name="P42">Allianz Arena, Munich</text:p>
      <text:p text:style-name="P43"/>
      <text:p text:style-name="Normal"><text:span text:style-name="T44">The Allianz Arena is home to FC Bayern München. Allianz is the naming rights and financial partner of the Arena, which was completed in 2005 and is now the most visited tourist destination in Bavaria, with 3.5 million visitors each year</text:span><text:span text:style-name="T45">. Alpen Getaway honored to take their prestigious customers to this outstanding tourist spo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riq Tahir</meta:initial-creator>
    <dc:creator>Alpen Getaway</dc:creator>
    <meta:creation-date>2025-05-25T11:35:00Z</meta:creation-date>
    <dc:date>2025-05-26T13:00:00Z</dc:date>
    <meta:template xlink:href="Normal" xlink:type="simple"/>
    <meta:editing-cycles>5</meta:editing-cycles>
    <meta:editing-duration>PT240S</meta:editing-duration>
    <meta:document-statistic meta:page-count="2" meta:paragraph-count="5" meta:word-count="388" meta:character-count="2597" meta:row-count="18" meta:non-whitespace-character-count="2214"/>
  </office:meta>
</office:document-meta>
</file>